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f2b53" officeooo:paragraph-rsid="001f2b53"/>
    </style:style>
    <style:style style:name="P2" style:family="paragraph" style:parent-style-name="Heading_20_1" style:master-page-name="d">
      <style:paragraph-properties style:page-number="auto"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 style:master-page-name="a">
      <style:paragraph-properties style:page-number="auto" fo:break-before="page"/>
      <style:text-properties fo:language="sk" fo:country="SK" officeooo:paragraph-rsid="001f2b53"/>
    </style:style>
    <style:style style:name="P5" style:family="paragraph" style:parent-style-name="Heading_20_2" style:master-page-name="e">
      <style:paragraph-properties style:page-number="auto" fo:break-before="page"/>
      <style:text-properties fo:language="sk" fo:country="SK" officeooo:paragraph-rsid="001f2b53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24dff9"/>
    </style:style>
    <style:style style:name="P7" style:family="paragraph" style:parent-style-name="Standard" style:master-page-name="c">
      <style:paragraph-properties style:page-number="auto"/>
    </style:style>
    <style:style style:name="P8" style:family="paragraph" style:parent-style-name="Standard" style:master-page-name="b">
      <style:paragraph-properties style:page-number="auto"/>
    </style:style>
    <style:style style:name="P9" style:family="paragraph" style:parent-style-name="Title" style:master-page-name="First_20_Page">
      <style:paragraph-properties style:page-number="auto"/>
      <style:text-properties officeooo:rsid="001f2b53" officeooo:paragraph-rsid="001f2b53"/>
    </style:style>
    <style:style style:name="P10" style:family="paragraph" style:parent-style-name="básnička">
      <style:text-properties fo:language="sk" fo:country="SK" officeooo:rsid="001f2b53" officeooo:paragraph-rsid="001f2b53"/>
    </style:style>
    <style:style style:name="P11" style:family="paragraph" style:parent-style-name="básnička">
      <style:text-properties fo:language="sk" fo:country="SK" officeooo:paragraph-rsid="001f2b53"/>
    </style:style>
    <style:style style:name="T1" style:family="text">
      <style:text-properties officeooo:rsid="00056d91"/>
    </style:style>
    <style:style style:name="T2" style:family="text">
      <style:text-properties fo:language="sk" fo:country="SK"/>
    </style:style>
    <style:style style:name="T3" style:family="text">
      <style:text-properties fo:language="sk" fo:country="SK" officeooo:rsid="00056d91"/>
    </style:style>
    <style:style style:name="T4" style:family="text">
      <style:text-properties fo:language="sk" fo:country="SK" officeooo:rsid="0024df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OZPRÁVKY</text:p>
      <text:h text:style-name="P4" text:outline-level="2">Šť<text:span text:style-name="T1">astný koniec</text:span></text:h>
      <text:p text:style-name="P6"><text:span text:style-name="T2">Vlk z rozprávky O troch prasiatkach si jedného dňa prezeral rozprávkovú knihu. Najviac ho zaujala rozprávka O siedmich kozliatkach. Hneď sa do nej začítal. Už po prvých vetách si pomyslel:-Fíha, ten vlk sa má oveľa lepšie ako ja. Kozliatok je až sedem, iste majú chutnučké, mäkučké mäsko. Moje prasiatka sú len tri a navyše, jedno z nich je zbytočne múdre a vždy mi prekazí všetky moje plány,-zahundral a pohladkal si hladné bruško. Potom sa vyvalil pod strom a rozmýšľal o tom, akoby mu bolo dobre v rozprávke O siedmich kozliatkach. Rozmýšľal, rozmýšľal až zaspal. Odrazu stál pred domčekom s kozliatkami a klopkal na vrátka:- Kozliatka, kozliatka, otvorte vrátka, to som ja vaša mamička. Kozliatka otvorili a vlk ich všetky zjedol. Vlastne, nie všetky, jedno sa mu nepodarilo nájsť. Ako neskôr zistil, bola to veľká chyba. Práve to posledné kozliatko ho prezradilo. O chvíľu nad ním stála nahnevaná mama koza a chystala sa mu vybrať z brucha svoje kozliatka. -Nie, nie!- zakričal vlk tak hlasno, až sa zo sna prebudil. - Uf, našťastie to bol iba sen. Už nikdy nebudem závidieť vlkom z iných rozprávok, -vzdychol a utrel si pot z čela. Potom sa pozrel na knihu a dodal:- A nabudúce si každú rozprávku prečítam až do konca.</text:span></text:p>
      <text:h text:style-name="Heading_20_2" text:outline-level="2">ZAJAČIKOV DOMČEK</text:h>
      <text:p text:style-name="P8"><text:span text:style-name="T2">Žil raz jeden malí zajko, ktorý nemal domček. Bol smutný, že nemá dom a tak sa rozhodol, že si nejaký domček postaví: našiel slamu, drievka a ď</text:span><text:span text:style-name="T3">al</text:span><text:span text:style-name="T2">šie potrebné veci. Vykopal jamu, vystlal ju, spravil dvere a mal dom hotový. Bol to ešte hlúpy zajac, ktorý žil pred storočiami. Dnešné zajace si už robia nory, a nekopú ich desaťročia ako náš zajačik, pretože dnešné zajace používajú iné techniky, ktoré netrvajú dlhé roky.</text:span></text:p>
      <text:h text:style-name="P3" text:outline-level="2">PONÍK Z DEDINY SNOV</text:h>
      <text:p text:style-name="P7">Bol raz jeden poník menom Pinko. Pinko bol dobrý a poslušný poník. Mal však jedno želanie, chcel sa dostať k dúhe a vziať si s nej farby <text:s/>modrej na chvost, červenej na hrivu a zo žltej na telo. Keďže Pinko bol iba biely, chcel byť farebný. Raz sa mu snívalo, že k nemu došla víla z dediny Snov a opýtala sa ho: Čože je tvoje želanie milí Pinko? Odkiaľ poznáš moje meno? opýtal sa Pinko. No, viem mená všetkých poníkov ktorý majú tajné želanie. Dlho si si svoj sen tajil a tak ti <text:span text:style-name="T1">h</text:span>o splním, dám ti krídla, ale iba biele... Hurá!!! Och to sa mi iba snívalo, no čo už idem si zaletieť von... Počkať! zaletieť! Ja mám krídla!!! Hurá!!! Poník zaletel na dúhu a aj do dediny Snov. Tá víla ani nik iný tam nežil. Pinko presťahoval svojich poníkov a žili si šťastne.</text:p>
      <text:h text:style-name="P2" text:outline-level="1">Básnička 1.</text:h>
      <text:p text:style-name="P11">Prvák píše písmenko</text:p>
      <text:p text:style-name="P11">na hrubo aj na tenko.</text:p>
      <text:p text:style-name="P11">Už ceruzka papier škrabká,</text:p>
      <text:p text:style-name="P11">čiary skáču ako žabka.</text:p>
      <text:p text:style-name="P11">Veľké, stredné, nenápadné…</text:p>
      <text:p text:style-name="P11">No aspoň to nie je fádne!</text:p>
      <text:h text:style-name="P5" text:outline-level="2"><text:span text:style-name="T1">Básnička 2.</text:span></text:h>
      <text:p text:style-name="P11">Jedna krásna hruška</text:p>
      <text:p text:style-name="P11">najedla sa v lete slnka</text:p>
      <text:p text:style-name="P11">do veľkého bruška.</text:p>
      <text:p text:style-name="P11">A teraz tá hruška</text:p>
      <text:p text:style-name="P11">potichu mi šušká:</text:p>
      <text:p text:style-name="P10">,,Chcem do tvojho bruška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Standard">
      <style:paragraph-properties style:page-number="auto" fo:break-before="auto" fo:break-aft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ásnička" style:family="paragraph" style:parent-style-name="Text_20_body" style:master-page-name="">
      <style:paragraph-properties fo:margin-top="0in" fo:margin-bottom="0in" style:contextual-spacing="false" fo:line-height="115%" fo:text-align="center" style:justify-single-word="false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Liberation Serif1" fo:font-family="'Liberation Serif'" style:font-style-name="Bold" style:font-family-generic="roman" style:font-pitch="variable" fo:font-size="4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2b53" officeooo:paragraph-rsid="001f2b53"/>
    </style:style>
    <style:page-layout style:name="Mpm1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3">
      <style:page-layout-properties fo:page-width="8.2701in" fo:page-height="5.8299in" style:num-format="1" style:print-orientation="landscape" fo:margin-top="0.7874in" fo:margin-bottom="0.7874in" fo:margin-left="0.7874in" fo:margin-right="0.7874in" fo:border="5.3pt solid #81d41a" fo:padding="0.0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701in" fo:page-height="5.8299in" style:num-format="1" style:print-orientation="landscape" fo:margin-top="0.7874in" fo:margin-bottom="0.7874in" fo:margin-left="0.7874in" fo:margin-right="0.7874in" fo:border="5.3pt solid #ff8000" fo:padding="0.0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701in" fo:page-height="5.8299in" style:num-format="1" style:print-orientation="landscape" fo:margin-top="0.7874in" fo:margin-bottom="0.7874in" fo:margin-left="0.7874in" fo:margin-right="0.7874in" fo:border="5.3pt solid #2a6099" fo:padding="0.0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701in" fo:page-height="5.8299in" style:num-format="1" style:print-orientation="landscape" fo:margin-top="0.7874in" fo:margin-bottom="0.7874in" fo:margin-left="0.7874in" fo:margin-right="0.7874in" fo:border="5.3pt solid #e6e905" fo:padding="0.0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701in" fo:page-height="5.8299in" style:num-format="1" style:print-orientation="landscape" fo:margin-top="0.7874in" fo:margin-bottom="0.7874in" fo:margin-left="0.7874in" fo:margin-right="0.7874in" fo:border="5.3pt solid #00a933" fo:padding="0.0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Adam Harmanský</text:p>
      </style:footer>
    </style:master-page>
    <style:master-page style:name="a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"/>
    <style:master-page style:name="b" style:page-layout-name="Mpm10"/>
    <style:master-page style:name="c" style:page-layout-name="Mpm11"/>
    <style:master-page style:name="d" style:page-layout-name="Mpm12"/>
    <style:master-page style:name="e" style:page-layout-name="Mpm1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1:14:23.814399644</meta:creation-date>
    <dc:date>2021-05-13T22:52:05.690646735</dc:date>
    <meta:editing-duration>PT3M24S</meta:editing-duration>
    <meta:editing-cycles>1</meta:editing-cycles>
    <meta:document-statistic meta:table-count="0" meta:image-count="0" meta:object-count="0" meta:page-count="8" meta:paragraph-count="22" meta:word-count="485" meta:character-count="2752" meta:non-whitespace-character-count="2288"/>
    <meta:generator>LibreOffice/7.1.0.3$Linux_X86_64 LibreOffice_project/10$Build-3</meta:generator>
  </office:meta>
</office:document-meta>
</file>